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min-height="0.388cm" fo:min-width="1.535cm" fo:padding-top="0.15cm" fo:padding-bottom="0.15cm" fo:padding-left="0.275cm" fo:padding-right="0.275cm" fo:wrap-option="wrap"/>
      <style:paragraph-properties style:writing-mode="lr-tb"/>
    </style:style>
    <style:style style:name="gr2" style:family="graphic" style:parent-style-name="standard">
      <style:graphic-properties svg:stroke-width="0.05cm" svg:stroke-color="#000000" draw:marker-start-width="0.28cm" draw:marker-end-width="0.28cm" draw:fill="none" draw:textarea-horizontal-align="justify" draw:textarea-vertical-align="middle" draw:auto-grow-height="false" fo:min-height="0.388cm" fo:min-width="1.154cm" fo:padding-top="0.15cm" fo:padding-bottom="0.15cm" fo:padding-left="0.275cm" fo:padding-right="0.275cm" fo:wrap-option="wrap"/>
      <style:paragraph-properties style:writing-mode="lr-tb"/>
    </style:style>
    <style:style style:name="gr3" style:family="graphic" style:parent-style-name="standard">
      <style:graphic-properties svg:stroke-width="0.05cm" svg:stroke-color="#000000" draw:marker-start-width="0.28cm" draw:marker-end-width="0.28cm" draw:fill="none" draw:textarea-horizontal-align="justify" draw:textarea-vertical-align="middle" draw:auto-grow-height="false" fo:min-height="0.388cm" fo:min-width="1.916cm" fo:padding-top="0.15cm" fo:padding-bottom="0.15cm" fo:padding-left="0.275cm" fo:padding-right="0.275cm" fo:wrap-option="wrap"/>
      <style:paragraph-properties style:writing-mode="lr-tb"/>
    </style:style>
    <style:style style:name="gr4" style:family="graphic" style:parent-style-name="standard">
      <style:graphic-properties svg:stroke-width="0.05cm" svg:stroke-color="#000000" draw:marker-start-width="0.28cm" draw:marker-end-width="0.28cm" draw:fill="none" draw:textarea-horizontal-align="justify" draw:textarea-vertical-align="middle" draw:auto-grow-height="false" fo:min-height="0.388cm" fo:min-width="1.535cm" fo:padding-top="0.15cm" fo:padding-bottom="0.15cm" fo:padding-left="0.275cm" fo:padding-right="0.275cm" fo:wrap-option="wrap" draw:shadow="hidden"/>
    </style:style>
    <style:style style:name="gr5" style:family="graphic" style:parent-style-name="standard">
      <style:graphic-properties draw:stroke="none" svg:stroke-width="0.05cm" svg:stroke-color="#000000" draw:marker-start-width="0.28cm" draw:marker-end-width="0.28cm" draw:fill="solid" draw:fill-color="#000000" draw:textarea-horizontal-align="justify" draw:textarea-vertical-align="middle" draw:auto-grow-height="false" fo:min-height="0.388cm" fo:min-width="1.535cm" fo:padding-top="0.15cm" fo:padding-bottom="0.15cm" fo:padding-left="0.275cm" fo:padding-right="0.275cm" fo:wrap-option="wrap" draw:shadow="hidden"/>
      <style:paragraph-properties style:writing-mode="lr-tb"/>
    </style:style>
    <style:style style:name="gr6" style:family="graphic" style:parent-style-name="standard">
      <style:graphic-properties svg:stroke-width="0.05cm" svg:stroke-color="#000000" draw:marker-start-width="0.28cm" draw:marker-end-width="0.28cm" draw:fill="none" draw:textarea-horizontal-align="justify" draw:textarea-vertical-align="middle" draw:auto-grow-height="false" fo:min-height="0.388cm" fo:min-width="1.154cm" fo:padding-top="0.15cm" fo:padding-bottom="0.15cm" fo:padding-left="0.275cm" fo:padding-right="0.275cm" fo:wrap-option="wrap" draw:shadow="hidden"/>
    </style:style>
    <style:style style:name="gr7" style:family="graphic" style:parent-style-name="standard">
      <style:graphic-properties draw:stroke="none" svg:stroke-width="0.05cm" svg:stroke-color="#000000" draw:marker-start-width="0.28cm" draw:marker-end-width="0.28cm" draw:fill="solid" draw:fill-color="#000000" draw:textarea-horizontal-align="justify" draw:textarea-vertical-align="middle" draw:auto-grow-height="false" fo:min-height="0.388cm" fo:min-width="1.154cm" fo:padding-top="0.15cm" fo:padding-bottom="0.15cm" fo:padding-left="0.275cm" fo:padding-right="0.275cm" fo:wrap-option="wrap" draw:shadow="hidden"/>
      <style:paragraph-properties style:writing-mode="lr-tb"/>
    </style:style>
    <style:style style:name="gr8" style:family="graphic" style:parent-style-name="standard">
      <style:graphic-properties svg:stroke-width="0.05cm" svg:stroke-color="#000000" draw:marker-start-width="0.28cm" draw:marker-end-width="0.28cm" draw:fill="none" draw:textarea-horizontal-align="justify" draw:textarea-vertical-align="middle" draw:auto-grow-height="false" fo:min-height="0.388cm" fo:min-width="1.916cm" fo:padding-top="0.15cm" fo:padding-bottom="0.15cm" fo:padding-left="0.275cm" fo:padding-right="0.275cm" fo:wrap-option="wrap" draw:shadow="hidden"/>
    </style:style>
    <style:style style:name="gr9" style:family="graphic" style:parent-style-name="standard">
      <style:graphic-properties draw:stroke="none" svg:stroke-width="0.05cm" svg:stroke-color="#000000" draw:marker-start-width="0.28cm" draw:marker-end-width="0.28cm" draw:fill="solid" draw:fill-color="#000000" draw:textarea-horizontal-align="justify" draw:textarea-vertical-align="middle" draw:auto-grow-height="false" fo:min-height="0.388cm" fo:min-width="1.916cm" fo:padding-top="0.15cm" fo:padding-bottom="0.15cm" fo:padding-left="0.275cm" fo:padding-right="0.275cm" fo:wrap-option="wrap" draw:shadow="hidden"/>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text-properties style:font-name="Liberation Mono"/>
    </style:style>
    <style:style style:name="P3" style:family="paragraph">
      <loext:graphic-properties draw:fill="solid" draw:fill-color="#000000"/>
      <style:paragraph-properties fo:text-align="center"/>
      <style:text-properties style:font-name="Liberation Mono"/>
    </style:style>
    <style:style style:name="T1" style:family="text">
      <style:text-properties style:font-name="Liberation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159cm" svg:height="0.762cm" svg:x="3.27cm" svg:y="4.54cm">
          <text:p text:style-name="P1"><text:span text:style-name="T1">Ctrl</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778cm" svg:height="0.762cm" svg:x="3.27cm" svg:y="5.81cm">
          <text:p text:style-name="P1"><text:span text:style-name="T1">Al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4cm" svg:height="0.762cm" svg:x="3.27cm" svg:y="7.08cm">
          <text:p text:style-name="P1"><text:span text:style-name="T1">Shi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159cm" svg:height="0.762cm" svg:x="3.27cm" svg:y="8.35cm">
          <text:p text:style-name="P1"><text:span text:style-name="T1">Me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778cm" svg:height="0.762cm" svg:x="3.27cm" svg:y="9.62cm">
          <text:p text:style-name="P1"><text:span text:style-name="T1">O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4" draw:text-style-name="P2" draw:layer="layout" svg:width="2.159cm" svg:height="0.762cm" svg:x="8.349cm" svg:y="4.54cm" svg:viewBox="0 0 2160 763" draw:points="127,0 127,0 119,0 111,1 102,2 94,4 86,7 79,10 71,13 64,17 56,21 50,26 43,32 37,37 32,43 26,50 21,56 17,64 13,71 10,79 7,86 4,94 2,102 1,111 0,119 0,127 0,635 0,636 0,644 1,652 2,661 4,669 7,677 10,684 13,692 17,699 21,707 26,713 32,720 37,726 43,731 50,737 56,742 64,746 71,750 79,753 86,756 94,759 102,761 111,762 119,763 127,763 2032,763 2033,763 2041,763 2049,762 2058,761 2066,759 2074,756 2081,753 2089,750 2096,746 2104,742 2110,737 2117,731 2123,726 2128,720 2134,713 2139,707 2143,699 2147,692 2150,684 2153,677 2156,669 2158,661 2159,652 2160,644 2160,636 2160,127 2160,127 2160,127 2160,119 2159,111 2158,102 2156,94 2153,86 2150,79 2147,71 2143,64 2139,56 2134,50 2128,43 2123,37 2117,32 2110,26 2104,21 2096,17 2089,13 2081,10 2074,7 2066,4 2058,2 2049,1 2041,0 2033,0">
            <text:p/>
          </draw:polygon>
          <draw:g>
            <draw:polygon draw:style-name="gr5" draw:text-style-name="P3" draw:layer="layout" svg:width="0.318cm" svg:height="0.43cm" svg:x="8.702cm" svg:y="4.724cm" svg:viewBox="0 0 319 431" draw:points="62,214 63,234 64,254 66,271 69,288 73,303 77,317 83,330 86,335 89,341 92,346 96,351 100,355 104,359 108,363 113,367 117,370 122,373 128,375 133,377 139,379 144,381 150,382 157,383 163,383 170,383 178,383 185,382 193,380 200,378 207,375 214,371 220,367 227,362 233,356 239,350 245,343 250,335 255,326 260,317 265,307 270,296 319,316 313,330 307,343 300,355 292,366 285,377 276,386 268,395 259,403 249,409 239,415 228,420 217,424 206,427 194,430 182,431 169,431 150,431 140,429 131,428 122,426 113,424 105,421 97,417 89,414 82,409 75,405 68,400 62,394 55,388 50,382 44,375 39,368 34,360 29,352 25,344 17,326 11,307 6,286 3,263 1,239 0,214 1,188 3,164 6,141 10,120 16,101 23,84 32,68 42,53 53,41 65,30 79,21 93,13 110,8 127,3 146,1 166,0 179,0 191,2 203,4 215,6 225,10 236,15 246,20 255,26 264,33 272,41 280,49 287,58 294,69 300,80 306,91 311,104 259,124 256,116 252,108 248,100 244,93 239,86 234,80 229,74 223,69 217,64 210,60 203,56 197,54 189,51 182,50 174,49 167,48 160,49 154,49 148,50 142,51 136,52 131,54 125,56 120,58 116,61 111,64 107,67 102,71 98,75 95,79 91,84 88,88 85,94 82,99 77,111 72,125 69,140 66,156 64,174 63,193">
              <text:p/>
            </draw:polygon>
            <draw:polygon draw:style-name="gr5" draw:text-style-name="P3" draw:layer="layout" svg:width="0.255cm" svg:height="0.428cm" svg:x="9.106cm" svg:y="4.726cm" svg:viewBox="0 0 256 429" draw:points="0,132 0,88 53,88 71,0 108,0 108,88 242,88 242,132 108,132 108,334 108,340 109,346 110,351 110,353 111,355 112,358 113,360 114,362 115,364 117,366 118,367 119,369 121,370 123,372 125,373 127,374 129,376 131,377 133,378 138,379 144,381 150,382 157,382 164,382 186,382 208,380 232,376 256,372 256,414 243,418 230,420 217,423 204,425 191,426 178,428 165,428 153,429 140,428 129,427 118,426 109,423 100,420 95,418 91,417 88,414 84,412 80,410 77,407 74,404 71,402 69,398 66,395 64,392 62,388 60,384 58,380 57,375 56,371 54,361 52,351 52,340 52,132">
              <text:p/>
            </draw:polygon>
            <draw:polygon draw:style-name="gr5" draw:text-style-name="P3" draw:layer="layout" svg:width="0.248cm" svg:height="0.341cm" svg:x="9.504cm" svg:y="4.807cm" svg:viewBox="0 0 249 342" draw:points="249,57 232,55 215,53 199,52 183,51 171,52 165,53 159,54 154,55 149,56 143,58 138,61 133,63 128,66 124,69 119,72 115,76 111,80 107,84 103,89 95,98 89,109 84,120 80,131 76,144 74,157 72,170 72,184 72,342 16,342 16,124 16,112 15,99 14,84 12,69 10,53 7,37 4,22 0,6 53,6 59,27 63,47 66,66 67,75 68,84 69,84 77,68 81,60 85,54 89,48 92,42 96,37 100,33 104,29 108,25 112,22 116,18 121,16 125,13 130,10 135,8 140,6 146,5 152,3 158,2 164,1 171,1 178,0 185,0 201,0 217,1 233,3 249,5">
              <text:p/>
            </draw:polygon>
            <draw:path draw:style-name="gr5" draw:text-style-name="P3" draw:layer="layout" svg:width="0.262cm" svg:height="0.46cm" svg:x="9.892cm" svg:y="4.688cm" svg:viewBox="0 0 263 461" svg:d="M176 416h87v44h-114l-9-2-8-2-7-3-7-3-3-2-3-2-3-2-2-2-3-2-2-3-3-2-2-3v-1l-1-2-1-2-1-2-1-5-1-5-1-7-1-8v-19-337h-90v-44h145v388l1 3v4l1 2 1 3v1l1 2v1l1 1 1 1v1l1 1 1 1 1 1h1l1 1h1l2 2 3 1h3l4 1 3 1zM177 417zM145 387zM150 461zM90 417v-36z">
              <text:p/>
            </draw:path>
          </draw:g>
        </draw:g>
        <draw:g>
          <draw:polygon draw:style-name="gr6" draw:text-style-name="P2" draw:layer="layout" svg:width="1.778cm" svg:height="0.762cm" svg:x="8.35cm" svg:y="5.81cm" svg:viewBox="0 0 1779 763" draw:points="127,0 127,0 119,0 111,1 102,2 94,4 86,7 79,10 71,13 64,17 56,21 50,26 43,32 37,37 32,43 26,50 21,56 17,64 13,71 10,79 7,86 4,94 2,102 1,111 0,119 0,127 0,635 0,636 0,644 1,652 2,661 4,669 7,677 10,684 13,692 17,699 21,707 26,713 32,720 37,726 43,731 50,737 56,742 64,746 71,750 79,753 86,756 94,759 102,761 111,762 119,763 127,763 1651,763 1652,763 1660,763 1668,762 1677,761 1685,759 1693,756 1700,753 1708,750 1715,746 1723,742 1729,737 1736,731 1742,726 1747,720 1753,713 1758,707 1762,699 1766,692 1769,684 1772,677 1775,669 1777,661 1778,652 1779,644 1779,636 1779,127 1779,127 1779,127 1779,119 1778,111 1777,102 1775,94 1772,86 1769,79 1766,71 1762,64 1758,56 1753,50 1747,43 1742,37 1736,32 1729,26 1723,21 1715,17 1708,13 1700,10 1693,7 1685,4 1677,2 1668,1 1660,0 1652,0">
            <text:p/>
          </draw:polygon>
          <draw:g>
            <draw:path draw:style-name="gr7" draw:text-style-name="P3" draw:layer="layout" svg:width="0.38cm" svg:height="0.418cm" svg:x="8.701cm" svg:y="6cm" svg:viewBox="0 0 381 419" svg:d="M321 419l-43-119h-175l-42 119h-61l158-419h67l156 419zM191 45l-4 12-21 66-47 131h144l-54-155z">
              <text:p/>
            </draw:path>
            <draw:path draw:style-name="gr7" draw:text-style-name="P3" draw:layer="layout" svg:width="0.262cm" svg:height="0.46cm" svg:x="9.164cm" svg:y="5.958cm" svg:viewBox="0 0 263 461" svg:d="M176 416h87v44h-114l-9-2-8-2-7-3-7-3-3-2-3-2-3-2-2-2-3-2-2-3-3-2-2-3v-1l-1-2-1-2-1-2-1-5-1-5-1-7-1-8v-19-337h-90v-44h145v388l1 3v4l1 2 1 3v1l1 2v1l1 1 1 1v1l1 1 1 1 1 1h1l1 1h1l2 2 3 1h3l4 1 3 1zM177 417zM145 387zM150 461zM90 417v-36z">
              <text:p/>
            </draw:path>
            <draw:polygon draw:style-name="gr7" draw:text-style-name="P3" draw:layer="layout" svg:width="0.255cm" svg:height="0.428cm" svg:x="9.521cm" svg:y="5.996cm" svg:viewBox="0 0 256 429" draw:points="0,132 0,88 53,88 71,0 108,0 108,88 242,88 242,132 108,132 108,334 108,340 109,346 110,351 110,353 111,355 112,358 113,360 114,362 115,364 117,366 118,367 119,369 121,370 123,372 125,373 127,374 129,376 131,377 133,378 138,379 144,381 150,382 157,382 164,382 186,382 208,380 232,376 256,372 256,414 243,418 230,420 217,423 204,425 191,426 178,428 165,428 153,429 140,428 129,427 118,426 109,423 100,420 95,418 91,417 88,414 84,412 80,410 77,407 74,404 71,402 69,398 66,395 64,392 62,388 60,384 58,380 57,375 56,371 54,361 52,351 52,340 52,132">
              <text:p/>
            </draw:polygon>
          </draw:g>
        </draw:g>
        <draw:g>
          <draw:polygon draw:style-name="gr8" draw:text-style-name="P2" draw:layer="layout" svg:width="2.54cm" svg:height="0.762cm" svg:x="8.35cm" svg:y="7.08cm" svg:viewBox="0 0 2541 763" draw:points="127,0 127,0 119,0 111,1 102,2 94,4 86,7 79,10 71,13 64,17 56,21 50,26 43,32 37,37 32,43 26,50 21,56 17,64 13,71 10,79 7,86 4,94 2,102 1,111 0,119 0,127 0,635 0,636 0,644 1,652 2,661 4,669 7,677 10,684 13,692 17,699 21,707 26,713 32,720 37,726 43,731 50,737 56,742 64,746 71,750 79,753 86,756 94,759 102,761 111,762 119,763 127,763 2413,763 2414,763 2422,763 2430,762 2439,761 2447,759 2455,756 2462,753 2470,750 2477,746 2485,742 2491,737 2498,731 2504,726 2509,720 2515,713 2520,707 2524,699 2528,692 2531,684 2534,677 2537,669 2539,661 2540,652 2541,644 2541,636 2541,127 2541,127 2541,127 2541,119 2540,111 2539,102 2537,94 2534,86 2531,79 2528,71 2524,64 2520,56 2515,50 2509,43 2504,37 2498,32 2491,26 2485,21 2477,17 2470,13 2462,10 2455,7 2447,4 2439,2 2430,1 2422,0 2414,0">
            <text:p/>
          </draw:polygon>
          <draw:g>
            <draw:polygon draw:style-name="gr9" draw:text-style-name="P3" draw:layer="layout" svg:width="0.324cm" svg:height="0.431cm" svg:x="8.713cm" svg:y="7.263cm" svg:viewBox="0 0 325 432" draw:points="325,311 325,324 324,331 323,338 321,344 319,350 317,356 315,361 312,367 309,372 306,377 302,382 298,387 293,391 289,396 284,400 278,404 273,407 267,411 260,414 247,419 233,424 218,427 201,430 183,431 165,432 147,431 131,430 116,428 101,425 88,421 75,416 63,410 53,404 43,397 34,388 26,379 19,369 13,358 8,347 3,334 0,321 57,309 60,319 63,328 66,336 71,344 73,347 75,351 78,354 81,357 84,360 87,362 90,365 93,367 100,372 108,375 116,378 125,381 135,383 145,384 155,385 166,385 178,385 189,384 200,383 210,381 219,378 227,375 231,373 234,371 238,369 241,366 244,364 247,361 250,358 252,356 255,353 257,349 259,346 260,343 262,339 263,336 264,332 265,328 266,324 266,320 267,312 266,306 266,301 265,296 264,292 263,288 261,283 259,280 257,276 254,273 251,270 248,267 245,264 241,261 238,258 234,256 230,254 226,252 222,250 213,246 203,243 193,240 151,229 128,223 109,217 93,211 86,208 80,206 75,203 70,200 65,198 61,195 57,192 53,189 50,185 46,182 43,179 40,175 38,172 35,168 33,164 31,160 29,156 27,152 25,148 24,143 23,138 22,133 21,128 21,123 21,117 20,112 21,99 22,93 23,86 24,81 26,75 28,70 30,64 32,59 35,54 38,50 42,45 45,41 49,37 54,33 58,29 63,26 68,22 73,19 79,16 91,11 104,7 118,4 133,2 149,0 166,0 182,0 197,1 211,3 224,6 236,9 247,13 257,18 262,20 267,23 271,26 275,29 279,33 283,36 286,40 290,45 296,54 302,64 307,75 311,87 315,101 257,111 255,102 252,95 249,87 246,81 242,75 239,72 237,69 235,67 232,65 230,62 227,60 221,57 215,54 208,51 201,49 193,47 184,46 175,45 166,45 155,45 145,46 136,47 127,49 120,51 112,54 106,57 100,61 95,66 90,71 87,76 84,82 81,88 79,95 78,103 78,111 78,115 79,120 79,124 80,128 81,131 83,135 84,138 86,141 88,144 91,147 93,149 96,152 99,154 102,156 105,158 109,160 112,162 116,164 124,167 132,170 142,173 182,184 219,194 233,198 244,202 253,205 262,209 270,214 277,218 281,221 284,223 288,226 291,228 294,231 297,234 300,237 303,240 305,244 308,247 310,251 312,254 314,258 316,262 318,266 319,270 321,275 322,279 323,284 324,289 324,294 325,299 325,305">
              <text:p/>
            </draw:polygon>
            <draw:polygon draw:style-name="gr9" draw:text-style-name="P3" draw:layer="layout" svg:width="0.267cm" svg:height="0.46cm" svg:x="9.127cm" svg:y="7.228cm" svg:viewBox="0 0 268 461" draw:points="0,0 56,0 56,121 56,132 55,146 53,182 54,182 58,175 63,168 68,161 73,155 79,149 84,144 90,139 97,135 104,131 111,128 118,125 126,123 134,121 142,120 150,119 159,119 173,119 185,121 196,123 207,126 217,130 226,135 234,141 241,148 247,156 253,165 257,175 261,185 264,197 266,209 267,223 268,237 268,461 212,461 212,245 212,235 211,225 209,217 208,208 205,201 203,194 201,191 199,188 197,185 195,182 193,180 191,178 189,176 186,174 183,172 181,170 178,168 174,167 171,166 168,165 160,163 152,162 144,162 134,162 130,163 125,164 121,165 117,166 113,167 109,169 105,171 101,173 97,175 94,178 90,181 87,183 80,190 77,194 75,197 72,201 70,205 67,210 65,214 62,223 59,233 57,243 56,254 56,266 56,461 0,461">
              <text:p/>
            </draw:polygon>
            <draw:path draw:style-name="gr9" draw:text-style-name="P3" draw:layer="layout" svg:width="0.303cm" svg:height="0.46cm" svg:x="9.495cm" svg:y="7.228cm" svg:viewBox="0 0 304 461" svg:d="M187 417h117v44h-304v-44h131v-248h-99v-44h155zM125 60v-60h62v60z">
              <text:p/>
            </draw:path>
            <draw:polygon draw:style-name="gr9" draw:text-style-name="P3" draw:layer="layout" svg:width="0.297cm" svg:height="0.46cm" svg:x="9.874cm" svg:y="7.228cm" svg:viewBox="0 0 298 461" draw:points="137,169 137,461 81,461 81,169 0,169 0,125 81,125 81,117 82,102 83,88 85,75 89,63 91,57 93,52 95,47 98,42 101,38 104,34 108,30 111,27 115,23 119,20 124,18 129,15 134,13 139,10 151,7 164,4 178,2 194,0 211,0 222,0 234,1 259,2 282,4 291,5 298,7 298,52 297,51 295,51 292,50 288,49 284,49 273,48 260,48 217,48 202,49 195,49 189,50 183,51 178,52 173,53 169,55 165,57 161,59 158,62 154,64 152,67 149,71 147,74 145,78 143,82 141,87 140,91 139,97 138,102 138,109 137,115 137,122 137,125 289,125 289,169">
              <text:p/>
            </draw:polygon>
            <draw:polygon draw:style-name="gr9" draw:text-style-name="P3" draw:layer="layout" svg:width="0.255cm" svg:height="0.428cm" svg:x="10.271cm" svg:y="7.266cm" svg:viewBox="0 0 256 429" draw:points="0,132 0,88 53,88 71,0 108,0 108,88 242,88 242,132 108,132 108,334 108,340 109,346 110,351 110,353 111,355 112,358 113,360 114,362 115,364 117,366 118,367 119,369 121,370 123,372 125,373 127,374 129,376 131,377 133,378 138,379 144,381 150,382 157,382 164,382 186,382 208,380 232,376 256,372 256,414 243,418 230,420 217,423 204,425 191,426 178,428 165,428 153,429 140,428 129,427 118,426 109,423 100,420 95,418 91,417 88,414 84,412 80,410 77,407 74,404 71,402 69,398 66,395 64,392 62,388 60,384 58,380 57,375 56,371 54,361 52,351 52,340 52,132">
              <text:p/>
            </draw:polygon>
          </draw:g>
        </draw:g>
        <draw:g>
          <draw:polygon draw:style-name="gr4" draw:text-style-name="P2" draw:layer="layout" svg:width="2.159cm" svg:height="0.762cm" svg:x="8.349cm" svg:y="8.35cm" svg:viewBox="0 0 2160 763" draw:points="127,0 127,0 119,0 111,1 102,2 94,4 86,7 79,10 71,13 64,17 56,21 50,26 43,32 37,37 32,43 26,50 21,56 17,64 13,71 10,79 7,86 4,94 2,102 1,111 0,119 0,127 0,635 0,636 0,644 1,652 2,661 4,669 7,677 10,684 13,692 17,699 21,707 26,713 32,720 37,726 43,731 50,737 56,742 64,746 71,750 79,753 86,756 94,759 102,761 111,762 119,763 127,763 2032,763 2033,763 2041,763 2049,762 2058,761 2066,759 2074,756 2081,753 2089,750 2096,746 2104,742 2110,737 2117,731 2123,726 2128,720 2134,713 2139,707 2143,699 2147,692 2150,684 2153,677 2156,669 2158,661 2159,652 2160,644 2160,636 2160,127 2160,127 2160,127 2160,119 2159,111 2158,102 2156,94 2153,86 2150,79 2147,71 2143,64 2139,56 2134,50 2128,43 2123,37 2117,32 2110,26 2104,21 2096,17 2089,13 2081,10 2074,7 2066,4 2058,2 2049,1 2041,0 2033,0">
            <text:p/>
          </draw:polygon>
          <draw:g>
            <draw:polygon draw:style-name="gr5" draw:text-style-name="P3" draw:layer="layout" svg:width="0.3cm" svg:height="0.418cm" svg:x="8.698cm" svg:y="8.521cm" svg:viewBox="0 0 301 419" draw:points="251,419 251,149 251,87 252,56 223,146 172,282 130,282 78,146 74,135 68,116 48,56 50,149 50,419 0,419 0,0 73,0 131,152 135,162 139,178 152,223 160,196 174,152 231,0 301,0 301,419">
              <text:p/>
            </draw:polygon>
            <draw:path draw:style-name="gr5" draw:text-style-name="P3" draw:layer="layout" svg:width="0.297cm" svg:height="0.347cm" svg:x="9.08cm" svg:y="8.598cm" svg:viewBox="0 0 298 348" svg:d="M59 186v14l1 13 2 12 3 11 3 11 5 10 2 5 3 4 3 4 3 4 3 4 3 4 4 3 3 3 4 3 4 3 4 2 4 2 4 2 5 2 5 1 4 1 5 1 5 1h11 8 7l8-2 7-1 7-2 6-2 7-3 6-3 6-4 5-4 5-4 4-5 4-5 3-5 3-5 2-6 49 14-4 9-4 9-5 8-6 8-7 7-7 6-8 6-9 6-9 5-10 4-10 3-11 3-11 2-12 2-12 1h-12-18l-17-3-7-1-8-2-8-2-7-3-7-3-6-4-7-3-6-4-6-5-5-5-6-5-5-5-4-6-5-6-4-7-4-7-3-7-4-7-5-16-4-17-4-18-1-19-1-21 1-20 1-19 3-18 5-16 5-16 3-7 4-7 3-6 5-7 4-6 5-5 5-6 5-5 5-5 6-4 6-4 6-4 7-3 7-3 7-2 7-3 16-3 16-2 18-1 18 1 16 2 8 1 8 2 7 3 7 2 7 3 6 3 7 4 5 4 6 4 6 5 5 5 4 5 5 6 4 6 4 7 4 6 3 8 3 7 6 16 4 18 3 19 1 20 1 22v7zM151 41l-10 1-10 1-5 1-4 1-4 1-5 2-4 2-3 2-4 2-4 3-3 2-4 3-3 3-3 4-3 3-3 4-2 3-3 4-4 9-4 9-2 9-3 11-1 11-1 11h181l-1-12-2-12-2-10-4-10-3-10-4-8-5-7-5-7-6-6-7-5-7-5-7-3-9-3-8-2-9-1z">
              <text:p/>
            </draw:path>
            <draw:polygon draw:style-name="gr5" draw:text-style-name="P3" draw:layer="layout" svg:width="0.255cm" svg:height="0.428cm" svg:x="9.478cm" svg:y="8.517cm" svg:viewBox="0 0 256 429" draw:points="0,132 0,88 53,88 71,0 108,0 108,88 242,88 242,132 108,132 108,334 108,340 109,346 110,351 110,353 111,355 112,358 113,360 114,362 115,364 117,366 118,367 119,369 121,370 123,372 125,373 127,374 129,376 131,377 133,378 138,379 144,381 150,382 157,382 164,382 186,382 208,380 232,376 256,372 256,414 243,418 230,420 217,423 204,425 191,426 178,428 165,428 153,429 140,428 129,427 118,426 109,423 100,420 95,418 91,417 88,414 84,412 80,410 77,407 74,404 71,402 69,398 66,395 64,392 62,388 60,384 58,380 57,375 56,371 54,361 52,351 52,340 52,132">
              <text:p/>
            </draw:polygon>
            <draw:path draw:style-name="gr5" draw:text-style-name="P3" draw:layer="layout" svg:width="0.319cm" svg:height="0.347cm" svg:x="9.84cm" svg:y="8.598cm" svg:viewBox="0 0 320 348" svg:d="M302 307h2 2 4l5-1 5-1v35l-11 2-10 2-11 1h-11-8l-7-1-6-1-3-1-3-1-3-1-2-1-3-2-2-1-2-2-2-1-2-2-2-2-2-2-2-3-1-2-2-3-2-5-2-6-2-7-2-7-1-8v-8h-2l-5 9-6 8-5 8-6 7-6 6-6 6-7 5-7 5-7 3-7 4-8 3-8 2-9 2-9 1-10 1h-9-12l-11-2-11-2-5-1-4-2-5-2-4-1-4-3-4-2-4-3-4-3-3-3-3-3-3-3-3-4-3-4-2-4-2-4-2-4-4-9-3-9-1-10-2-11v-12l1-13 1-12 3-12 4-10 5-10 6-9 7-8 8-7 10-7 10-5 12-5 12-4 14-3 15-2 16-1h17 73v-19-10l-1-9-1-9-2-8-2-7-2-3-1-3-2-3-2-3-2-2-1-2-3-3-2-2-2-2-3-1-3-2-3-1-3-2-3-1-7-2-7-1-8-1h-9-9-8l-7 1-7 2-7 2-3 1-2 1-3 1-2 1-3 2-2 2-2 1-1 2-2 2-2 2-1 2-2 2-1 3-1 2-3 5-1 6-2 6-1 7-58-5 2-11 3-11 4-9 4-9 6-8 6-8 7-6 8-6 8-6 10-4 10-4 11-3 12-3 12-2 14-1h14 15l14 2 13 2 12 3 11 4 6 3 5 2 4 3 5 3 4 4 4 3 4 4 4 4 3 4 3 4 3 5 2 4 3 5 2 5 1 6 2 5 2 12 2 13v13 145 6l1 5v5l1 5 1 5 1 4 1 4 2 3 1 1 1 2 1 1 1 1 1 2 1 1h2l1 1 2 1 2 1h1l2 1h2 2zM113 305h7 7l7-2 7-1 6-2 7-2 6-3 6-4 5-3 5-4 5-5 5-4 4-5 4-5 4-6 3-6 3-6 3-6 2-6 2-6 1-6 1-6 1-6v-7-27h-59-17l-8 1-7 1-7 1-6 1-6 2-5 2-4 1-5 3-4 2-4 3-3 3-4 3-3 4-3 3-2 5-2 4-2 5-2 4-1 6-1 5v6 7 6 6l2 5 1 6 2 5 2 4 2 3 1 2 2 2 1 2 2 2 2 2 2 1 2 2 2 1 3 1 2 2 2 1h3l3 1 5 2h6z">
              <text:p/>
            </draw:path>
          </draw:g>
        </draw:g>
        <draw:g>
          <draw:polygon draw:style-name="gr6" draw:text-style-name="P2" draw:layer="layout" svg:width="1.778cm" svg:height="0.762cm" svg:x="8.35cm" svg:y="9.62cm" svg:viewBox="0 0 1779 763" draw:points="127,0 127,0 119,0 111,1 102,2 94,4 86,7 79,10 71,13 64,17 56,21 50,26 43,32 37,37 32,43 26,50 21,56 17,64 13,71 10,79 7,86 4,94 2,102 1,111 0,119 0,127 0,635 0,636 0,644 1,652 2,661 4,669 7,677 10,684 13,692 17,699 21,707 26,713 32,720 37,726 43,731 50,737 56,742 64,746 71,750 79,753 86,756 94,759 102,761 111,762 119,763 127,763 1651,763 1652,763 1660,763 1668,762 1677,761 1685,759 1693,756 1700,753 1708,750 1715,746 1723,742 1729,737 1736,731 1742,726 1747,720 1753,713 1758,707 1762,699 1766,692 1769,684 1772,677 1775,669 1777,661 1778,652 1779,644 1779,636 1779,127 1779,127 1779,127 1779,119 1778,111 1777,102 1775,94 1772,86 1769,79 1766,71 1762,64 1758,56 1753,50 1747,43 1742,37 1736,32 1729,26 1723,21 1715,17 1708,13 1700,10 1693,7 1685,4 1677,2 1668,1 1660,0 1652,0">
            <text:p/>
          </draw:polygon>
          <draw:g>
            <draw:path draw:style-name="gr7" draw:text-style-name="P3" draw:layer="layout" svg:width="0.317cm" svg:height="0.43cm" svg:x="8.716cm" svg:y="9.723cm" svg:viewBox="0 0 318 431" svg:d="M318 214l-1 25-2 24-3 23-5 20-6 20-7 18-8 16-5 8-5 7-5 7-5 6-6 6-6 6-7 5-6 4-7 5-8 3-7 4-8 2-8 3-8 2-9 1-9 2h-19-18l-9-2-9-1-8-2-8-2-8-3-8-3-7-4-7-4-6-5-7-5-6-5-6-6-5-6-5-7-5-7-5-8-4-8-4-8-7-18-6-19-4-21-3-23-2-24-1-26 1-26 2-23 3-23 4-20 6-19 7-18 4-8 4-8 4-7 5-7 5-7 6-6 6-6 6-5 6-5 7-5 7-4 7-3 8-4 8-2 8-3 8-2 9-1 9-1 19-1 19 1 9 1 8 1 8 2 8 3 8 2 8 3 7 4 7 4 7 4 6 5 6 6 6 5 5 6 6 7 5 7 4 7 4 8 4 8 8 18 5 19 5 21 3 22 2 24zM255 214l-1-39-2-17-3-17-3-14-4-14-5-12-6-11-6-10-7-8-8-7-9-6-9-5-10-3-11-2-12-1-12 1-11 2-10 3-9 5-9 6-8 7-7 8-6 10-6 11-5 12-4 14-4 14-2 17-2 17-2 39 1 20 1 19 2 18 2 16 4 16 4 14 5 12 6 12 3 5 3 5 4 4 3 4 4 4 4 4 5 3 4 3 5 2 4 2 5 2 5 2 6 1 5 1h6 6 6 6l6-1 5-1 6-2 5-2 5-2 4-3 5-2 4-4 4-3 4-4 4-4 3-5 3-5 3-5 6-12 4-12 4-14 3-15 3-17 2-17 1-19z">
              <text:p/>
            </draw:path>
            <draw:path draw:style-name="gr7" draw:text-style-name="P3" draw:layer="layout" svg:width="0.281cm" svg:height="0.473cm" svg:x="9.121cm" svg:y="9.806cm" svg:viewBox="0 0 282 474" svg:d="M282 173l-1 41-3 19-3 17-4 15-6 15-6 13-7 12-8 10-9 9-10 7-11 6-12 5-13 4-13 2h-15-9-9l-9-2-8-1-8-2-7-3-7-3-7-3-6-4-6-4-5-5-5-5-5-5-4-6-4-7-4-7h-1v1 1 2l1 10v38 131h-56v-398l-1-44v-15l-1-11h54v1l1 2v7l2 23v23h2l4-8 4-7 4-7 5-6 5-6 6-5 5-4 6-4 6-4 7-3 7-2 8-2 8-2 8-1 9-1h10l15 1h7l7 2 6 1 7 2 6 2 5 3 6 2 5 4 6 3 4 4 5 4 4 4 5 5 3 5 4 6 3 6 4 6 3 6 5 15 4 15 3 17 3 19 1 20zM225 173v-17l-1-16-2-14-2-13-3-12-3-10-2-5-2-5-2-4-2-4-3-4-2-3-3-3-3-3-3-3-3-2-4-2-3-2-4-2-4-2-4-1-5-1-4-1h-5l-10-1-11 1h-5l-5 1-5 1-5 2-5 2-4 2-4 2-4 2-4 3-3 3-4 4-3 3-3 4-2 4-3 4-2 5-4 10-4 11-3 13-2 13-2 15-1 15v17 16l1 15 2 13 2 13 3 11 4 11 2 5 2 4 2 4 3 4 2 4 3 4 3 3 4 3 3 3 4 2 4 2 4 2 4 2 5 2 4 1 5 1 5 1 6 1h11 5 5l4-1 5-1 4-1 5-1 4-2 3-2 4-2 4-2 3-3 3-2 3-4 3-3 2-3 3-4 2-4 2-5 4-9 3-11 3-13 2-13 2-15 1-16z">
              <text:p/>
            </draw:path>
            <draw:polygon draw:style-name="gr7" draw:text-style-name="P3" draw:layer="layout" svg:width="0.255cm" svg:height="0.428cm" svg:x="9.505cm" svg:y="9.725cm" svg:viewBox="0 0 256 429" draw:points="0,132 0,88 53,88 71,0 108,0 108,88 242,88 242,132 108,132 108,334 108,340 109,346 110,351 110,353 111,355 112,358 113,360 114,362 115,364 117,366 118,367 119,369 121,370 123,372 125,373 127,374 129,376 131,377 133,378 138,379 144,381 150,382 157,382 164,382 186,382 208,380 232,376 256,372 256,414 243,418 230,420 217,423 204,425 191,426 178,428 165,428 153,429 140,428 129,427 118,426 109,423 100,420 95,418 91,417 88,414 84,412 80,410 77,407 74,404 71,402 69,398 66,395 64,392 62,388 60,384 58,380 57,375 56,371 54,361 52,351 52,340 52,132">
              <text:p/>
            </draw:polygon>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2T06:51:53.563938391</meta:creation-date>
    <dc:date>2025-12-02T07:02:49.607195726</dc:date>
    <meta:editing-duration>PT9M36S</meta:editing-duration>
    <meta:editing-cycles>12</meta:editing-cycles>
    <meta:generator>LibreOffice/7.4.7.2$Linux_X86_64 LibreOffice_project/723314e595e8007d3cf785c16538505a1c878ca5</meta:generator>
    <meta:document-statistic meta:object-count="39"/>
  </office:meta>
</office:document-meta>
</file>